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6.048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5.161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1.489cm"/>
    </style:style>
    <style:style style:name="co14" style:family="table-column">
      <style:table-column-properties fo:break-before="auto" style:column-width="2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35cm solid #03a9f4"/>
      <style:text-properties fo:font-size="12pt" style:font-size-asian="12pt" style:font-size-complex="12pt"/>
    </style:style>
    <style:style style:name="ce4" style:family="table-cell" style:parent-style-name="Default">
      <style:table-cell-properties fo:border="0.035cm solid #f44336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35cm solid #e040fb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35cm solid #ffd74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35cm solid #ffd74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35cm solid #ffd74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35cm solid #03a9f4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35cm solid #03a9f4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35cm solid #03a9f4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35cm solid #ffd74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35cm solid #00b0ff"/>
      <style:paragraph-properties fo:text-align="center" fo:margin-left="0cm"/>
    </style:style>
    <style:style style:name="ce16" style:family="table-cell" style:parent-style-name="Default">
      <style:table-cell-properties fo:border="0.035cm solid #c62828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35cm solid #ffff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35cm solid #03a9f4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 fo:border="0.088cm solid #ff808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088cm solid #ff808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99ff33" style:text-align-source="fix" style:repeat-content="false" fo:border="0.088cm solid #ff808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ff" style:text-align-source="fix" style:repeat-content="false" fo:border="0.088cm solid #ff808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88cm solid #ff808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="0.088cm solid #ff808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fo:border="0.088cm solid #ff808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33" fo:border="0.088cm solid #ff808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99ff" fo:border="0.088cm solid #ff808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99ff33" fo:border="0.088cm solid #ff808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9999ff" fo:border="0.088cm solid #ff808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99ff" fo:border="0.088cm solid #ff8080"/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>
      <style:table-cell-properties fo:background-color="#9999ff" fo:border="0.088cm solid #ff8080"/>
      <style:text-properties fo:font-size="12pt" style:text-underline-style="none" style:font-size-asian="12pt" style:font-size-complex="12pt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order="0.088cm solid #0000ff"/>
    </style:style>
    <style:style style:name="ce35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88cm solid #579d1c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="0.088cm solid #579d1c"/>
      <style:text-properties fo:font-size="12pt" style:font-size-asian="12pt" style:font-size-complex="12pt"/>
    </style:style>
    <style:style style:name="ce39" style:family="table-cell" style:parent-style-name="Default">
      <style:table-cell-properties fo:border="0.088cm solid #579d1c"/>
    </style:style>
    <style:style style:name="ce40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41" style:family="table-cell" style:parent-style-name="Default">
      <style:text-properties fo:color="#579d1c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color="#83ca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="0.002cm solid #000000"/>
      <style:text-properties fo:color="#579d1c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="0.002cm solid #000000"/>
      <style:text-properties fo:color="#83caf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88cm solid #ff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size="12pt" style:text-underline-style="none" style:font-size-asian="12pt" style:font-size-complex="12pt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border-bottom="none" style:text-align-source="fix" style:repeat-content="false" fo:border-left="0.002cm solid #ff6600" fo:border-right="0.002cm solid #ff6600" fo:border-top="0.002cm solid #ff66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02cm solid #ff6600" fo:border-right="0.002cm solid #ff6600" fo:border-top="none"/>
      <style:paragraph-properties fo:text-align="center" fo:margin-left="0cm"/>
    </style:style>
    <style:style style:name="ce51" style:family="table-cell" style:parent-style-name="Default">
      <style:table-cell-properties fo:border-bottom="0.002cm solid #ff6600" style:text-align-source="fix" style:repeat-content="false" fo:border-left="0.002cm solid #ff6600" fo:border-right="0.002cm solid #ff6600" fo:border-top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wrap-option="wrap" fo:border="0.035cm solid #ff66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35cm solid #ff6600"/>
      <style:paragraph-properties fo:text-align="center" fo:margin-left="0cm"/>
    </style:style>
    <style:style style:name="ce54" style:family="table-cell" style:parent-style-name="Default">
      <style:table-cell-properties fo:border="0.035cm solid #ff6600"/>
    </style:style>
    <style:style style:name="ce55" style:family="table-cell" style:parent-style-name="Default">
      <style:text-properties style:text-underline-style="none"/>
    </style:style>
    <style:style style:name="gr1" style:family="graphic">
      <style:graphic-properties svg:stroke-width="0.1cm" svg:stroke-color="#ffff00" draw:marker-start-width="0.35cm" draw:marker-end="Puntas_20_de_20_flecha_20_1" draw:marker-end-width="0.35cm" draw:fill-color="#ffff00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f44336" draw:marker-start-width="0.35cm" draw:marker-end="Puntas_20_de_20_flecha_20_1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f44336" draw:marker-start="Puntas_20_de_20_flecha_20_1" draw:marker-start-width="0.35cm" draw:marker-end="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f44336" draw:marker-start="" draw:marker-start-width="0.35cm" draw:marker-end="Puntas_20_de_20_flecha_20_1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c5000b" draw:marker-start-width="0.35cm" draw:marker-end="Puntas_20_de_20_flecha_20_1" draw:marker-end-width="0.35cm" draw:fill="solid" draw:fill-color="#c5000b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2cm" draw:marker-start="Puntas_20_de_20_flecha_20_1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7" style:family="graphic">
      <style:graphic-properties svg:stroke-width="0.1cm" draw:marker-start-width="0.35cm" draw:marker-end="Puntas_20_de_20_flecha_20_1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line draw:z-index="0" draw:style-name="gr1" draw:text-style-name="P1" svg:x1="11.069cm" svg:y1="5.739cm" svg:x2="7.241cm" svg:y2="3.003cm">
            <text:p/>
          </draw:line>
          <draw:line draw:z-index="1" draw:style-name="gr2" draw:text-style-name="P1" svg:x1="20.292cm" svg:y1="11.164cm" svg:x2="22.55cm" svg:y2="11.164cm">
            <text:p/>
          </draw:line>
          <draw:line draw:z-index="2" draw:style-name="gr2" draw:text-style-name="P1" svg:x1="13.657cm" svg:y1="15.72cm" svg:x2="22.578cm" svg:y2="16.411cm">
            <text:p/>
          </draw:line>
          <draw:line draw:z-index="3" draw:style-name="gr2" draw:text-style-name="P1" svg:x1="29.351cm" svg:y1="15.195cm" svg:x2="31.609cm" svg:y2="15.195cm">
            <text:p/>
          </draw:line>
          <draw:line draw:z-index="4" draw:style-name="gr2" draw:text-style-name="P1" svg:x1="13.631cm" svg:y1="25.317cm" svg:x2="22.552cm" svg:y2="26.008cm">
            <text:p/>
          </draw:line>
          <draw:line draw:z-index="5" draw:style-name="gr3" draw:text-style-name="P1" svg:x1="24.783cm" svg:y1="21.122cm" svg:x2="27.011cm" svg:y2="21.16cm">
            <text:p/>
          </draw:line>
          <draw:line draw:z-index="6" draw:style-name="gr4" draw:text-style-name="P1" svg:x1="24.836cm" svg:y1="22.175cm" svg:x2="27.064cm" svg:y2="22.213cm">
            <text:p/>
          </draw:line>
          <draw:line draw:z-index="7" draw:style-name="gr2" draw:text-style-name="P1" svg:x1="22.579cm" svg:y1="32.305cm" svg:x2="24.863cm" svg:y2="31.765cm">
            <text:p/>
          </draw:line>
          <draw:line draw:z-index="8" draw:style-name="gr2" draw:text-style-name="P1" svg:x1="29.404cm" svg:y1="32.414cm" svg:x2="31.688cm" svg:y2="31.874cm">
            <text:p/>
          </draw:line>
          <draw:line draw:z-index="9" draw:style-name="gr2" draw:text-style-name="P1" svg:x1="36.013cm" svg:y1="32.335cm" svg:x2="38.297cm" svg:y2="31.795cm">
            <text:p/>
          </draw:line>
          <draw:line draw:z-index="10" draw:style-name="gr2" draw:text-style-name="P1" svg:x1="13.602cm" svg:y1="33.355cm" svg:x2="16.025cm" svg:y2="32.559cm">
            <text:p/>
          </draw:line>
          <draw:line draw:z-index="11" draw:style-name="gr4" draw:text-style-name="P1" svg:x1="22.468cm" svg:y1="34.362cm" svg:x2="23.817cm" svg:y2="35.5cm">
            <text:p/>
          </draw:line>
          <draw:line draw:z-index="12" draw:style-name="gr2" draw:text-style-name="P1" svg:x1="42.954cm" svg:y1="32.499cm" svg:x2="45.184cm" svg:y2="31.739cm">
            <text:p/>
          </draw:line>
          <draw:line draw:z-index="13" draw:style-name="gr2" draw:text-style-name="P1" svg:x1="22.605cm" svg:y1="32.559cm" svg:x2="23.899cm" svg:y2="33.99cm">
            <text:p/>
          </draw:line>
          <draw:line draw:z-index="14" draw:style-name="gr2" draw:text-style-name="P1" svg:x1="27.919cm" svg:y1="32.612cm" svg:x2="28.222cm" svg:y2="34.096cm">
            <text:p/>
          </draw:line>
          <draw:line draw:z-index="15" draw:style-name="gr4" draw:text-style-name="P1" svg:x1="24.809cm" svg:y1="34.543cm" svg:x2="27.038cm" svg:y2="35.71cm">
            <text:p/>
          </draw:line>
          <draw:line draw:z-index="16" draw:style-name="gr4" draw:text-style-name="P1" svg:x1="29.352cm" svg:y1="34.613cm" svg:x2="33.729cm" svg:y2="35.657cm">
            <text:p/>
          </draw:line>
          <draw:line draw:z-index="17" draw:style-name="gr2" draw:text-style-name="P1" svg:x1="34.253cm" svg:y1="32.62cm" svg:x2="34.556cm" svg:y2="34.104cm">
            <text:p/>
          </draw:line>
          <draw:line draw:z-index="18" draw:style-name="gr4" draw:text-style-name="P1" svg:x1="36.151cm" svg:y1="34.388cm" svg:x2="40.529cm" svg:y2="35.604cm">
            <text:p/>
          </draw:line>
          <draw:line draw:z-index="19" draw:style-name="gr2" draw:text-style-name="P1" svg:x1="41.081cm" svg:y1="32.698cm" svg:x2="41.384cm" svg:y2="34.182cm">
            <text:p/>
          </draw:line>
          <draw:line draw:z-index="20" draw:style-name="gr4" draw:text-style-name="P1" svg:x1="21.284cm" svg:y1="37.589cm" svg:x2="21.311cm" svg:y2="38.677cm">
            <text:p/>
          </draw:line>
          <draw:line draw:z-index="21" draw:style-name="gr4" draw:text-style-name="P1" svg:x1="22.605cm" svg:y1="38.624cm" svg:x2="24.643cm" svg:y2="37.616cm">
            <text:p/>
          </draw:line>
          <draw:line draw:z-index="22" draw:style-name="gr4" draw:text-style-name="P1" svg:x1="24.891cm" svg:y1="37.271cm" svg:x2="27.175cm" svg:y2="37.351cm">
            <text:p/>
          </draw:line>
          <draw:line draw:z-index="23" draw:style-name="gr4" draw:text-style-name="P1" svg:x1="27.92cm" svg:y1="37.615cm" svg:x2="27.947cm" svg:y2="38.703cm">
            <text:p/>
          </draw:line>
          <draw:line draw:z-index="24" draw:style-name="gr4" draw:text-style-name="P1" svg:x1="29.241cm" svg:y1="38.65cm" svg:x2="31.279cm" svg:y2="37.642cm">
            <text:p/>
          </draw:line>
          <draw:line draw:z-index="25" draw:style-name="gr4" draw:text-style-name="P1" svg:x1="31.527cm" svg:y1="37.297cm" svg:x2="33.811cm" svg:y2="37.377cm">
            <text:p/>
          </draw:line>
          <draw:line draw:z-index="26" draw:style-name="gr4" draw:text-style-name="P1" svg:x1="34.417cm" svg:y1="37.615cm" svg:x2="34.444cm" svg:y2="38.703cm">
            <text:p/>
          </draw:line>
          <draw:line draw:z-index="27" draw:style-name="gr4" draw:text-style-name="P1" svg:x1="35.738cm" svg:y1="38.65cm" svg:x2="37.776cm" svg:y2="37.642cm">
            <text:p/>
          </draw:line>
          <draw:line draw:z-index="28" draw:style-name="gr4" draw:text-style-name="P1" svg:x1="38.41cm" svg:y1="37.324cm" svg:x2="40.694cm" svg:y2="37.404cm">
            <text:p/>
          </draw:line>
          <draw:line draw:z-index="29" draw:style-name="gr4" draw:text-style-name="P1" svg:x1="41.55cm" svg:y1="37.693cm" svg:x2="41.577cm" svg:y2="38.781cm">
            <text:p/>
          </draw:line>
          <draw:line draw:z-index="30" draw:style-name="gr4" draw:text-style-name="P1" svg:x1="42.871cm" svg:y1="38.728cm" svg:x2="44.909cm" svg:y2="37.72cm">
            <text:p/>
          </draw:line>
          <draw:line draw:z-index="31" draw:style-name="gr4" draw:text-style-name="P1" svg:x1="45.157cm" svg:y1="37.375cm" svg:x2="47.441cm" svg:y2="37.455cm">
            <text:p/>
          </draw:line>
          <draw:line draw:z-index="32" draw:style-name="gr2" draw:text-style-name="P1" svg:x1="24.78cm" svg:y1="42.63cm" svg:x2="22.687cm" svg:y2="42.688cm">
            <text:p/>
          </draw:line>
          <draw:line draw:z-index="33" draw:style-name="gr2" draw:text-style-name="P1" svg:x1="13.602cm" svg:y1="43.614cm" svg:x2="16.025cm" svg:y2="42.818cm">
            <text:p/>
          </draw:line>
          <draw:line draw:z-index="34" draw:style-name="gr4" draw:text-style-name="P1" svg:x1="22.468cm" svg:y1="44.621cm" svg:x2="23.817cm" svg:y2="45.759cm">
            <text:p/>
          </draw:line>
          <draw:line draw:z-index="35" draw:style-name="gr2" draw:text-style-name="P1" svg:x1="22.605cm" svg:y1="42.818cm" svg:x2="23.899cm" svg:y2="44.249cm">
            <text:p/>
          </draw:line>
          <draw:line draw:z-index="36" draw:style-name="gr2" draw:text-style-name="P1" svg:x1="27.919cm" svg:y1="42.871cm" svg:x2="28.222cm" svg:y2="44.355cm">
            <text:p/>
          </draw:line>
          <draw:line draw:z-index="37" draw:style-name="gr4" draw:text-style-name="P1" svg:x1="24.809cm" svg:y1="44.802cm" svg:x2="27.038cm" svg:y2="45.969cm">
            <text:p/>
          </draw:line>
          <draw:line draw:z-index="38" draw:style-name="gr4" draw:text-style-name="P1" svg:x1="21.284cm" svg:y1="47.848cm" svg:x2="21.311cm" svg:y2="48.936cm">
            <text:p/>
          </draw:line>
          <draw:line draw:z-index="39" draw:style-name="gr4" draw:text-style-name="P1" svg:x1="22.605cm" svg:y1="48.883cm" svg:x2="24.643cm" svg:y2="47.875cm">
            <text:p/>
          </draw:line>
          <draw:line draw:z-index="40" draw:style-name="gr4" draw:text-style-name="P1" svg:x1="24.891cm" svg:y1="47.53cm" svg:x2="27.175cm" svg:y2="47.61cm">
            <text:p/>
          </draw:line>
          <draw:line draw:z-index="41" draw:style-name="gr4" draw:text-style-name="P1" svg:x1="27.92cm" svg:y1="47.874cm" svg:x2="27.947cm" svg:y2="48.962cm">
            <text:p/>
          </draw:line>
          <draw:line draw:z-index="42" draw:style-name="gr2" draw:text-style-name="P1" svg:x1="24.837cm" svg:y1="51.468cm" svg:x2="27.121cm" svg:y2="50.928cm">
            <text:p/>
          </draw:line>
          <draw:line draw:z-index="43" draw:style-name="gr2" draw:text-style-name="P1" svg:x1="31.662cm" svg:y1="51.577cm" svg:x2="33.946cm" svg:y2="51.037cm">
            <text:p/>
          </draw:line>
          <draw:line draw:z-index="44" draw:style-name="gr2" draw:text-style-name="P1" svg:x1="38.271cm" svg:y1="51.498cm" svg:x2="40.555cm" svg:y2="50.958cm">
            <text:p/>
          </draw:line>
          <draw:line draw:z-index="45" draw:style-name="gr2" draw:text-style-name="P1" svg:x1="15.86cm" svg:y1="52.518cm" svg:x2="18.283cm" svg:y2="51.722cm">
            <text:p/>
          </draw:line>
          <draw:line draw:z-index="46" draw:style-name="gr4" draw:text-style-name="P1" svg:x1="24.726cm" svg:y1="53.525cm" svg:x2="26.075cm" svg:y2="54.663cm">
            <text:p/>
          </draw:line>
          <draw:line draw:z-index="47" draw:style-name="gr2" draw:text-style-name="P1" svg:x1="45.212cm" svg:y1="51.662cm" svg:x2="47.442cm" svg:y2="50.902cm">
            <text:p/>
          </draw:line>
          <draw:line draw:z-index="48" draw:style-name="gr2" draw:text-style-name="P1" svg:x1="24.863cm" svg:y1="51.722cm" svg:x2="26.157cm" svg:y2="53.153cm">
            <text:p/>
          </draw:line>
          <draw:line draw:z-index="49" draw:style-name="gr2" draw:text-style-name="P1" svg:x1="30.177cm" svg:y1="51.775cm" svg:x2="30.48cm" svg:y2="53.259cm">
            <text:p/>
          </draw:line>
          <draw:line draw:z-index="50" draw:style-name="gr4" draw:text-style-name="P1" svg:x1="27.067cm" svg:y1="53.706cm" svg:x2="29.296cm" svg:y2="54.873cm">
            <text:p/>
          </draw:line>
          <draw:line draw:z-index="51" draw:style-name="gr4" draw:text-style-name="P1" svg:x1="31.61cm" svg:y1="53.776cm" svg:x2="35.987cm" svg:y2="54.82cm">
            <text:p/>
          </draw:line>
          <draw:line draw:z-index="52" draw:style-name="gr2" draw:text-style-name="P1" svg:x1="36.511cm" svg:y1="51.783cm" svg:x2="36.814cm" svg:y2="53.267cm">
            <text:p/>
          </draw:line>
          <draw:line draw:z-index="53" draw:style-name="gr4" draw:text-style-name="P1" svg:x1="38.409cm" svg:y1="53.551cm" svg:x2="42.787cm" svg:y2="54.767cm">
            <text:p/>
          </draw:line>
          <draw:line draw:z-index="54" draw:style-name="gr2" draw:text-style-name="P1" svg:x1="43.339cm" svg:y1="51.861cm" svg:x2="43.642cm" svg:y2="53.345cm">
            <text:p/>
          </draw:line>
          <draw:line draw:z-index="55" draw:style-name="gr4" draw:text-style-name="P1" svg:x1="23.542cm" svg:y1="56.752cm" svg:x2="23.569cm" svg:y2="57.84cm">
            <text:p/>
          </draw:line>
          <draw:line draw:z-index="56" draw:style-name="gr4" draw:text-style-name="P1" svg:x1="24.863cm" svg:y1="57.787cm" svg:x2="26.901cm" svg:y2="56.779cm">
            <text:p/>
          </draw:line>
          <draw:line draw:z-index="57" draw:style-name="gr4" draw:text-style-name="P1" svg:x1="27.149cm" svg:y1="56.434cm" svg:x2="29.433cm" svg:y2="56.514cm">
            <text:p/>
          </draw:line>
          <draw:line draw:z-index="58" draw:style-name="gr4" draw:text-style-name="P1" svg:x1="30.178cm" svg:y1="56.778cm" svg:x2="30.205cm" svg:y2="57.866cm">
            <text:p/>
          </draw:line>
          <draw:line draw:z-index="59" draw:style-name="gr4" draw:text-style-name="P1" svg:x1="31.499cm" svg:y1="57.813cm" svg:x2="33.537cm" svg:y2="56.805cm">
            <text:p/>
          </draw:line>
          <draw:line draw:z-index="60" draw:style-name="gr4" draw:text-style-name="P1" svg:x1="33.785cm" svg:y1="56.46cm" svg:x2="36.069cm" svg:y2="56.54cm">
            <text:p/>
          </draw:line>
          <draw:line draw:z-index="61" draw:style-name="gr4" draw:text-style-name="P1" svg:x1="36.675cm" svg:y1="56.778cm" svg:x2="36.702cm" svg:y2="57.866cm">
            <text:p/>
          </draw:line>
          <draw:line draw:z-index="62" draw:style-name="gr4" draw:text-style-name="P1" svg:x1="37.996cm" svg:y1="57.813cm" svg:x2="40.034cm" svg:y2="56.805cm">
            <text:p/>
          </draw:line>
          <draw:line draw:z-index="63" draw:style-name="gr4" draw:text-style-name="P1" svg:x1="40.668cm" svg:y1="56.487cm" svg:x2="42.952cm" svg:y2="56.567cm">
            <text:p/>
          </draw:line>
          <draw:line draw:z-index="64" draw:style-name="gr4" draw:text-style-name="P1" svg:x1="43.808cm" svg:y1="56.856cm" svg:x2="43.835cm" svg:y2="57.944cm">
            <text:p/>
          </draw:line>
          <draw:line draw:z-index="65" draw:style-name="gr4" draw:text-style-name="P1" svg:x1="45.129cm" svg:y1="57.891cm" svg:x2="47.167cm" svg:y2="56.883cm">
            <text:p/>
          </draw:line>
          <draw:line draw:z-index="66" draw:style-name="gr4" draw:text-style-name="P1" svg:x1="47.415cm" svg:y1="56.538cm" svg:x2="49.699cm" svg:y2="56.618cm">
            <text:p/>
          </draw:line>
        </table:shapes>
        <table:table-column table:style-name="co1" table:number-columns-repeated="23" table:default-cell-style-name="Default"/>
        <table:table-row table:style-name="ro1" table:number-rows-repeated="5">
          <table:table-cell table:number-columns-repeated="23"/>
        </table:table-row>
        <table:table-row table:style-name="ro2">
          <table:table-cell table:number-columns-repeated="3"/>
          <table:table-cell table:style-name="ce1" office:value-type="string">
            <text:p>a</text:p>
          </table:table-cell>
          <table:table-cell table:style-name="ce2" office:value-type="string">
            <text:p>C1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int</text:p>
          </table:table-cell>
          <table:table-cell table:style-name="ce2"/>
          <table:table-cell table:style-name="ce1" office:value-type="string">
            <text:p>P→ c1</text:p>
          </table:table-cell>
          <table:table-cell table:style-name="ce1" office:value-type="string">
            <text:p>a.c1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2" office:value-type="string">
            <text:p>#221C</text:p>
          </table:table-cell>
          <table:table-cell table:style-name="ce1" office:value-type="string">
            <text:p>C2</text:p>
          </table:table-cell>
          <table:table-cell table:style-name="ce3" office:value-type="float" office:value="0.308">
            <text:p>0,308</text:p>
          </table:table-cell>
          <table:table-cell table:style-name="ce1" office:value-type="string">
            <text:p>float</text:p>
          </table:table-cell>
          <table:table-cell table:style-name="ce2"/>
          <table:table-cell table:style-name="ce1" office:value-type="string">
            <text:p>P-→ c2</text:p>
          </table:table-cell>
          <table:table-cell table:style-name="ce1" office:value-type="string">
            <text:p>a.c2</text:p>
          </table:table-cell>
          <table:table-cell table:number-columns-repeated="13"/>
        </table:table-row>
        <table:table-row table:style-name="ro2" table:number-rows-repeated="4">
          <table:table-cell table:number-columns-repeated="3"/>
          <table:table-cell table:style-name="ce2" table:number-columns-repeated="7"/>
          <table:table-cell table:number-columns-repeated="13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" office:value-type="string">
            <text:p>p =&amp;a</text:p>
          </table:table-cell>
          <table:table-cell table:style-name="ce2" table:number-columns-repeated="4"/>
          <table:table-cell table:number-columns-repeated="13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3"/>
        </table:table-row>
        <table:table-row table:style-name="ro2">
          <table:table-cell table:number-columns-repeated="3"/>
          <table:table-cell table:style-name="ce2"/>
          <table:table-cell table:style-name="ce1" office:value-type="string">
            <text:p>p</text:p>
          </table:table-cell>
          <table:table-cell table:style-name="ce4" office:value-type="string">
            <text:p>221C</text:p>
          </table:table-cell>
          <table:table-cell table:style-name="ce2" table:number-columns-repeated="4"/>
          <table:table-cell table:number-columns-repeated="13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3"/>
        </table:table-row>
        <table:table-row table:style-name="ro1" table:number-rows-repeated="4">
          <table:table-cell table:number-columns-repeated="23"/>
        </table:table-row>
        <table:table-row table:style-name="ro2">
          <table:table-cell table:number-columns-repeated="6"/>
          <table:table-cell table:style-name="ce5" office:value-type="string" table:number-columns-spanned="2" table:number-rows-spanned="1">
            <text:p>insertar Ultimo</text:p>
          </table:table-cell>
          <table:covered-table-cell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1" office:value-type="string">
            <text:p>nodo</text:p>
          </table:table-cell>
          <table:table-cell table:style-name="ce1" office:value-type="string">
            <text:p>info</text:p>
          </table:table-cell>
          <table:table-cell table:style-name="ce10"/>
          <table:table-cell/>
          <table:table-cell table:style-name="ce1" office:value-type="string">
            <text:p>r</text:p>
          </table:table-cell>
          <table:table-cell table:style-name="ce1" office:value-type="string">
            <text:p>info</text:p>
          </table:table-cell>
          <table:table-cell table:style-name="ce11" office:value-type="string">
            <text:p>X(30)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2"/>
          <table:table-cell table:style-name="ce1" office:value-type="string">
            <text:p>next</text:p>
          </table:table-cell>
          <table:table-cell table:style-name="ce11" office:value-type="string">
            <text:p>NULL</text:p>
          </table:table-cell>
          <table:table-cell table:number-columns-repeated="2"/>
          <table:table-cell table:style-name="ce1" office:value-type="string">
            <text:p>next</text:p>
          </table:table-cell>
          <table:table-cell table:style-name="ce11" office:value-type="string">
            <text:p>NULL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14"/>
        </table:table-row>
        <table:table-row table:style-name="ro2">
          <table:table-cell table:number-columns-repeated="6"/>
          <table:table-cell table:style-name="ce1" office:value-type="string">
            <text:p>nodo</text:p>
          </table:table-cell>
          <table:table-cell table:style-name="ce1" office:value-type="string">
            <text:p>info</text:p>
          </table:table-cell>
          <table:table-cell table:style-name="ce13" office:value-type="string">
            <text:p>int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2"/>
          <table:table-cell table:style-name="ce1" office:value-type="string">
            <text:p>*next</text:p>
          </table:table-cell>
          <table:table-cell table:style-name="ce11" office:value-type="string">
            <text:p>nodo</text:p>
          </table:table-cell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14"/>
        </table:table-row>
        <table:table-row table:style-name="ro2">
          <table:table-cell table:number-columns-repeated="6"/>
          <table:table-cell table:style-name="ce1" office:value-type="string">
            <text:p>frente</text:p>
          </table:table-cell>
          <table:table-cell table:style-name="ce1" office:value-type="string">
            <text:p>info</text:p>
          </table:table-cell>
          <table:table-cell table:style-name="ce13" office:value-type="float" office:value="10">
            <text:p>10</text:p>
          </table:table-cell>
          <table:table-cell/>
          <table:table-cell table:style-name="ce1" office:value-type="string">
            <text:p>p</text:p>
          </table:table-cell>
          <table:table-cell table:style-name="ce1" office:value-type="string">
            <text:p>info</text:p>
          </table:table-cell>
          <table:table-cell table:style-name="ce14" office:value-type="float" office:value="10">
            <text:p>10</text:p>
          </table:table-cell>
          <table:table-cell/>
          <table:table-cell table:style-name="ce1" office:value-type="string">
            <text:p>info</text:p>
          </table:table-cell>
          <table:table-cell table:style-name="ce14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1" office:value-type="string">
            <text:p>#211C</text:p>
          </table:table-cell>
          <table:table-cell table:style-name="ce1" office:value-type="string">
            <text:p>*next</text:p>
          </table:table-cell>
          <table:table-cell table:style-name="ce11" office:value-type="float" office:value="50">
            <text:p>50</text:p>
          </table:table-cell>
          <table:table-cell table:number-columns-repeated="2"/>
          <table:table-cell table:style-name="ce1" office:value-type="string">
            <text:p>*next</text:p>
          </table:table-cell>
          <table:table-cell table:style-name="ce14" office:value-type="float" office:value="50">
            <text:p>50</text:p>
          </table:table-cell>
          <table:table-cell/>
          <table:table-cell table:style-name="ce1" office:value-type="string">
            <text:p>*next</text:p>
          </table:table-cell>
          <table:table-cell table:style-name="ce14"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10"/>
          <table:table-cell table:style-name="ce6" office:value-type="string">
            <text:p>*p</text:p>
          </table:table-cell>
          <table:table-cell table:style-name="ce6" office:value-type="string">
            <text:p>#211C</text:p>
          </table:table-cell>
          <table:table-cell table:number-columns-repeated="11"/>
        </table:table-row>
        <table:table-row table:style-name="ro1" table:number-rows-repeated="6">
          <table:table-cell table:number-columns-repeated="23"/>
        </table:table-row>
        <table:table-row table:style-name="ro2">
          <table:table-cell table:number-columns-repeated="6"/>
          <table:table-cell table:style-name="ce5" office:value-type="string" table:number-columns-spanned="2" table:number-rows-spanned="1">
            <text:p>borrar Ultimo</text:p>
          </table:table-cell>
          <table:covered-table-cell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1" office:value-type="string">
            <text:p>nodo</text:p>
          </table:table-cell>
          <table:table-cell table:style-name="ce1" office:value-type="string">
            <text:p>info</text:p>
          </table:table-cell>
          <table:table-cell table:style-name="ce10"/>
          <table:table-cell/>
          <table:table-cell table:style-name="ce16" office:value-type="string">
            <text:p>q</text:p>
          </table:table-cell>
          <table:table-cell table:style-name="ce1"/>
          <table:table-cell table:style-name="ce16" office:value-type="string">
            <text:p>p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2"/>
          <table:table-cell table:style-name="ce1" office:value-type="string">
            <text:p>next</text:p>
          </table:table-cell>
          <table:table-cell table:style-name="ce11" office:value-type="string">
            <text:p>NULL</text:p>
          </table:table-cell>
          <table:table-cell table:number-columns-repeated="14"/>
        </table:table-row>
        <table:table-row table:style-name="ro2">
          <table:table-cell table:number-columns-repeated="10"/>
          <table:table-cell table:style-name="ce16" office:value-type="string">
            <text:p>p</text:p>
          </table:table-cell>
          <table:table-cell/>
          <table:table-cell table:style-name="ce16" office:value-type="string">
            <text:p>next</text:p>
          </table:table-cell>
          <table:table-cell table:number-columns-repeated="10"/>
        </table:table-row>
        <table:table-row table:style-name="ro1" table:number-rows-repeated="4">
          <table:table-cell table:number-columns-repeated="23"/>
        </table:table-row>
        <table:table-row table:style-name="ro2">
          <table:table-cell table:number-columns-repeated="6"/>
          <table:table-cell table:style-name="ce1" office:value-type="string">
            <text:p>frente</text:p>
          </table:table-cell>
          <table:table-cell table:style-name="ce1" office:value-type="string">
            <text:p>info</text:p>
          </table:table-cell>
          <table:table-cell table:style-name="ce11" office:value-type="float" office:value="10">
            <text:p>10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1" office:value-type="string">
            <text:p>#211C</text:p>
          </table:table-cell>
          <table:table-cell table:style-name="ce1" office:value-type="string">
            <text:p>*next</text:p>
          </table:table-cell>
          <table:table-cell table:style-name="ce11"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10"/>
          <table:table-cell table:style-name="ce6" office:value-type="string">
            <text:p>*p</text:p>
          </table:table-cell>
          <table:table-cell table:style-name="ce6" office:value-type="string">
            <text:p>#211C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10"/>
          <table:table-cell table:style-name="ce6" office:value-type="string">
            <text:p>*q</text:p>
          </table:table-cell>
          <table:table-cell table:style-name="ce6" office:value-type="string">
            <text:p>NULL</text:p>
          </table:table-cell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1" office:value-type="string">
            <text:p>nodo ultimo</text:p>
          </table:table-cell>
          <table:table-cell table:style-name="ce1" office:value-type="string">
            <text:p>info</text:p>
          </table:table-cell>
          <table:table-cell table:style-name="ce11" office:value-type="float" office:value="20">
            <text:p>20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2"/>
          <table:table-cell table:style-name="ce1" office:value-type="string">
            <text:p>next</text:p>
          </table:table-cell>
          <table:table-cell table:style-name="ce11" office:value-type="string">
            <text:p>NULL</text:p>
          </table:table-cell>
          <table:table-cell table:number-columns-repeated="14"/>
        </table:table-row>
        <table:table-row table:style-name="ro1" table:number-rows-repeated="5">
          <table:table-cell table:number-columns-repeated="23"/>
        </table:table-row>
        <table:table-row table:style-name="ro2">
          <table:table-cell table:number-columns-repeated="7"/>
          <table:table-cell table:style-name="ce1" office:value-type="string">
            <text:p>frente</text:p>
          </table:table-cell>
          <table:table-cell table:style-name="ce9" office:value-type="string">
            <text:p>info</text:p>
          </table:table-cell>
          <table:table-cell table:style-name="ce11" office:value-type="float" office:value="10">
            <text:p>10</text:p>
          </table:table-cell>
          <table:table-cell/>
          <table:table-cell table:style-name="ce9" office:value-type="string">
            <text:p>info</text:p>
          </table:table-cell>
          <table:table-cell table:style-name="ce18" office:value-type="float" office:value="50">
            <text:p>50</text:p>
          </table:table-cell>
          <table:table-cell table:style-name="ce12"/>
          <table:table-cell table:style-name="ce9" office:value-type="string">
            <text:p>info</text:p>
          </table:table-cell>
          <table:table-cell table:style-name="ce11" office:value-type="float" office:value="20">
            <text:p>20</text:p>
          </table:table-cell>
          <table:table-cell table:style-name="ce12"/>
          <table:table-cell table:style-name="ce9" office:value-type="string">
            <text:p>info</text:p>
          </table:table-cell>
          <table:table-cell table:style-name="ce11" office:value-type="float" office:value="30">
            <text:p>30</text:p>
          </table:table-cell>
          <table:table-cell/>
          <table:table-cell table:style-name="ce1" office:value-type="string">
            <text:p>info</text:p>
          </table:table-cell>
          <table:table-cell table:style-name="ce11" office:value-type="float" office:value="40">
            <text:p>40</text:p>
          </table:table-cell>
          <table:table-cell/>
        </table:table-row>
        <table:table-row table:style-name="ro2">
          <table:table-cell table:number-columns-repeated="7"/>
          <table:table-cell table:style-name="ce1" office:value-type="string">
            <text:p>#211C</text:p>
          </table:table-cell>
          <table:table-cell table:style-name="ce9" office:value-type="string">
            <text:p>*next</text:p>
          </table:table-cell>
          <table:table-cell table:style-name="ce11" office:value-type="string">
            <text:p>#211D</text:p>
          </table:table-cell>
          <table:table-cell/>
          <table:table-cell table:style-name="ce9" office:value-type="string">
            <text:p>next</text:p>
          </table:table-cell>
          <table:table-cell table:style-name="ce11" office:value-type="string">
            <text:p>#211E</text:p>
          </table:table-cell>
          <table:table-cell table:style-name="ce12"/>
          <table:table-cell table:style-name="ce9" office:value-type="string">
            <text:p>next</text:p>
          </table:table-cell>
          <table:table-cell table:style-name="ce11" office:value-type="string">
            <text:p>#211F</text:p>
          </table:table-cell>
          <table:table-cell table:style-name="ce12"/>
          <table:table-cell table:style-name="ce9" office:value-type="string">
            <text:p>next</text:p>
          </table:table-cell>
          <table:table-cell table:style-name="ce11" office:value-type="string">
            <text:p>#2120</text:p>
          </table:table-cell>
          <table:table-cell/>
          <table:table-cell table:style-name="ce1" office:value-type="string">
            <text:p>next</text:p>
          </table:table-cell>
          <table:table-cell table:style-name="ce11" office:value-type="string">
            <text:p>NULL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6" office:value-type="string">
            <text:p>*p</text:p>
          </table:table-cell>
          <table:table-cell table:style-name="ce6" office:value-type="string">
            <text:p>#211C</text:p>
          </table:table-cell>
          <table:table-cell table:number-columns-repeated="15"/>
        </table:table-row>
        <table:table-row table:style-name="ro2">
          <table:table-cell table:number-columns-repeated="8"/>
          <table:table-cell table:style-name="ce14" office:value-type="string">
            <text:p>P</text:p>
          </table:table-cell>
          <table:table-cell table:style-name="ce6" office:value-type="string">
            <text:p>#211C</text:p>
          </table:table-cell>
          <table:table-cell table:style-name="ce17" office:value-type="string">
            <text:p>#211D</text:p>
          </table:table-cell>
          <table:table-cell/>
          <table:table-cell table:style-name="ce17" office:value-type="string">
            <text:p>#211E</text:p>
          </table:table-cell>
          <table:table-cell table:number-columns-repeated="2"/>
          <table:table-cell table:style-name="ce17" office:value-type="string">
            <text:p>#211F</text:p>
          </table:table-cell>
          <table:table-cell table:number-columns-repeated="2"/>
          <table:table-cell table:style-name="ce17" office:value-type="string">
            <text:p>#212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6" office:value-type="string">
            <text:p>*q</text:p>
          </table:table-cell>
          <table:table-cell table:style-name="ce6" office:value-type="string">
            <text:p>NULL</text:p>
          </table:table-cell>
          <table:table-cell table:number-columns-repeated="15"/>
        </table:table-row>
        <table:table-row table:style-name="ro2">
          <table:table-cell table:number-columns-repeated="8"/>
          <table:table-cell table:style-name="ce14" office:value-type="string">
            <text:p>q</text:p>
          </table:table-cell>
          <table:table-cell table:style-name="ce6" office:value-type="string">
            <text:p>NULL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6" office:value-type="string">
            <text:p>#211C</text:p>
          </table:table-cell>
          <table:table-cell/>
          <table:table-cell table:style-name="ce17" office:value-type="string">
            <text:p>#211D</text:p>
          </table:table-cell>
          <table:table-cell table:number-columns-repeated="2"/>
          <table:table-cell table:style-name="ce17" office:value-type="string">
            <text:p>#211E</text:p>
          </table:table-cell>
          <table:table-cell table:number-columns-repeated="2"/>
          <table:table-cell table:style-name="ce17" office:value-type="string">
            <text:p>#211F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15"/>
        </table:table-row>
        <table:table-row table:style-name="ro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9"/>
          <table:table-cell table:style-name="ce15" office:value-type="string">
            <text:p>Posi = 0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1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2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3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4</text:p>
          </table:table-cell>
          <table:table-cell/>
        </table:table-row>
        <table:table-row table:style-name="ro2">
          <table:table-cell table:number-columns-repeated="17"/>
          <table:table-cell table:style-name="ce11" office:value-type="string">
            <text:p>x</text:p>
          </table:table-cell>
          <table:table-cell table:style-name="ce11"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15" office:value-type="string">
            <text:p>Posi ≡ Pos?</text:p>
          </table:table-cell>
          <table:table-cell table:number-columns-repeated="2"/>
          <table:table-cell table:style-name="ce15" office:value-type="string">
            <text:p>Posi ≡ Pos?</text:p>
          </table:table-cell>
          <table:table-cell table:number-columns-repeated="2"/>
          <table:table-cell table:style-name="ce15" office:value-type="string">
            <text:p>Posi ≡ Pos?</text:p>
          </table:table-cell>
          <table:table-cell table:number-columns-repeated="2"/>
          <table:table-cell table:style-name="ce15" office:value-type="string">
            <text:p>Posi ≡ Pos?</text:p>
          </table:table-cell>
          <table:table-cell table:number-columns-repeated="4"/>
        </table:table-row>
        <table:table-row table:style-name="ro1" table:number-rows-repeated="4">
          <table:table-cell table:number-columns-repeated="23"/>
        </table:table-row>
        <table:table-row table:style-name="ro2">
          <table:table-cell table:number-columns-repeated="6"/>
          <table:table-cell table:style-name="ce5" office:value-type="string" table:number-columns-spanned="2" table:number-rows-spanned="1">
            <text:p>borrar Posicion</text:p>
          </table:table-cell>
          <table:covered-table-cell/>
          <table:table-cell/>
          <table:table-cell office:value-type="string">
            <text:p>Pos 0</text:p>
          </table:table-cell>
          <table:table-cell table:number-columns-repeated="2"/>
          <table:table-cell office:value-type="string">
            <text:p>Pos 1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7"/>
          <table:table-cell table:style-name="ce1" office:value-type="string">
            <text:p>frente</text:p>
          </table:table-cell>
          <table:table-cell table:style-name="ce9" office:value-type="string">
            <text:p>info</text:p>
          </table:table-cell>
          <table:table-cell table:style-name="ce11" office:value-type="float" office:value="10">
            <text:p>10</text:p>
          </table:table-cell>
          <table:table-cell/>
          <table:table-cell table:style-name="ce9" office:value-type="string">
            <text:p>info</text:p>
          </table:table-cell>
          <table:table-cell table:style-name="ce18" office:value-type="float" office:value="50">
            <text:p>50</text:p>
          </table:table-cell>
          <table:table-cell table:style-name="ce12"/>
          <table:table-cell table:style-name="ce9"/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table:number-columns-repeated="7"/>
          <table:table-cell table:style-name="ce1" office:value-type="string">
            <text:p>#211C</text:p>
          </table:table-cell>
          <table:table-cell table:style-name="ce9" office:value-type="string">
            <text:p>*next</text:p>
          </table:table-cell>
          <table:table-cell table:style-name="ce11" office:value-type="string">
            <text:p>#211D</text:p>
          </table:table-cell>
          <table:table-cell/>
          <table:table-cell table:style-name="ce9" office:value-type="string">
            <text:p>next</text:p>
          </table:table-cell>
          <table:table-cell table:style-name="ce11" office:value-type="string">
            <text:p>NULL</text:p>
          </table:table-cell>
          <table:table-cell table:style-name="ce12"/>
          <table:table-cell table:style-name="ce9"/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7" office:value-type="string">
            <text:p>valorActual</text:p>
          </table:table-cell>
          <table:table-cell table:style-name="ce6" office:value-type="string">
            <text:p>#211C</text:p>
          </table:table-cell>
          <table:table-cell table:number-columns-repeated="15"/>
        </table:table-row>
        <table:table-row table:style-name="ro2">
          <table:table-cell table:number-columns-repeated="8"/>
          <table:table-cell table:style-name="ce7" office:value-type="string">
            <text:p>valorActual</text:p>
          </table:table-cell>
          <table:table-cell table:style-name="ce6" office:value-type="string">
            <text:p>#211C</text:p>
          </table:table-cell>
          <table:table-cell table:style-name="ce17" office:value-type="string">
            <text:p>#211D</text:p>
          </table:table-cell>
          <table:table-cell/>
          <table:table-cell table:style-name="ce17" office:value-type="string">
            <text:p>NULL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8" office:value-type="string">
            <text:p>ValorPrevio</text:p>
          </table:table-cell>
          <table:table-cell table:style-name="ce6" office:value-type="string">
            <text:p>#211C</text:p>
          </table:table-cell>
          <table:table-cell table:number-columns-repeated="15"/>
        </table:table-row>
        <table:table-row table:style-name="ro2">
          <table:table-cell table:number-columns-repeated="8"/>
          <table:table-cell table:style-name="ce8" office:value-type="string">
            <text:p>ValorPrevio</text:p>
          </table:table-cell>
          <table:table-cell table:style-name="ce6" office:value-type="string">
            <text:p>NULL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6" office:value-type="string">
            <text:p>#211C</text:p>
          </table:table-cell>
          <table:table-cell/>
          <table:table-cell table:style-name="ce17" office:value-type="string">
            <text:p>#211D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15"/>
        </table:table-row>
        <table:table-row table:style-name="ro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9"/>
          <table:table-cell table:style-name="ce15" office:value-type="string">
            <text:p>Posi = 0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1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9"/>
          <table:table-cell table:style-name="ce15" office:value-type="string">
            <text:p>Posi ≡ Pos(1)</text:p>
          </table:table-cell>
          <table:table-cell table:number-columns-repeated="2"/>
          <table:table-cell table:style-name="ce15" office:value-type="string">
            <text:p>Posi ≡ Pos(1)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pos</text:p>
          </table:table-cell>
          <table:table-cell office:value-type="string">
            <text:p>nodo</text:p>
          </table:table-cell>
          <table:table-cell table:number-columns-repeated="4"/>
          <table:table-cell office:value-type="string">
            <text:p>Pos 0</text:p>
          </table:table-cell>
          <table:table-cell table:number-columns-repeated="2"/>
          <table:table-cell office:value-type="string">
            <text:p>Pos 1</text:p>
          </table:table-cell>
          <table:table-cell table:number-columns-repeated="2"/>
          <table:table-cell office:value-type="string">
            <text:p>Pos 2</text:p>
          </table:table-cell>
          <table:table-cell table:number-columns-repeated="2"/>
          <table:table-cell office:value-type="string">
            <text:p>Pos 3</text:p>
          </table:table-cell>
          <table:table-cell table:number-columns-repeated="2"/>
          <table:table-cell office:value-type="string">
            <text:p>Pos 4</text:p>
          </table:table-cell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4</text:p>
          </table:table-cell>
          <table:table-cell/>
          <table:table-cell table:style-name="ce1" office:value-type="string">
            <text:p>frente</text:p>
          </table:table-cell>
          <table:table-cell table:style-name="ce9" office:value-type="string">
            <text:p>info</text:p>
          </table:table-cell>
          <table:table-cell table:style-name="ce11" office:value-type="float" office:value="10">
            <text:p>10</text:p>
          </table:table-cell>
          <table:table-cell/>
          <table:table-cell table:style-name="ce9" office:value-type="string">
            <text:p>info</text:p>
          </table:table-cell>
          <table:table-cell table:style-name="ce18" office:value-type="float" office:value="50">
            <text:p>50</text:p>
          </table:table-cell>
          <table:table-cell table:style-name="ce12"/>
          <table:table-cell table:style-name="ce9" office:value-type="string">
            <text:p>info</text:p>
          </table:table-cell>
          <table:table-cell table:style-name="ce11" office:value-type="float" office:value="20">
            <text:p>20</text:p>
          </table:table-cell>
          <table:table-cell table:style-name="ce12"/>
          <table:table-cell table:style-name="ce9" office:value-type="string">
            <text:p>info</text:p>
          </table:table-cell>
          <table:table-cell table:style-name="ce11" office:value-type="float" office:value="30">
            <text:p>30</text:p>
          </table:table-cell>
          <table:table-cell/>
          <table:table-cell table:style-name="ce1" office:value-type="string">
            <text:p>info</text:p>
          </table:table-cell>
          <table:table-cell table:style-name="ce11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*6</text:p>
          </table:table-cell>
          <table:table-cell/>
          <table:table-cell table:style-name="ce1" office:value-type="string">
            <text:p>#211C</text:p>
          </table:table-cell>
          <table:table-cell table:style-name="ce9" office:value-type="string">
            <text:p>*next</text:p>
          </table:table-cell>
          <table:table-cell table:style-name="ce11" office:value-type="string">
            <text:p>#211D</text:p>
          </table:table-cell>
          <table:table-cell/>
          <table:table-cell table:style-name="ce9" office:value-type="string">
            <text:p>next</text:p>
          </table:table-cell>
          <table:table-cell table:style-name="ce11" office:value-type="string">
            <text:p>#211E</text:p>
          </table:table-cell>
          <table:table-cell table:style-name="ce12"/>
          <table:table-cell table:style-name="ce9" office:value-type="string">
            <text:p>next</text:p>
          </table:table-cell>
          <table:table-cell table:style-name="ce11" office:value-type="string">
            <text:p>#211F</text:p>
          </table:table-cell>
          <table:table-cell table:style-name="ce12"/>
          <table:table-cell table:style-name="ce9" office:value-type="string">
            <text:p>next</text:p>
          </table:table-cell>
          <table:table-cell table:style-name="ce11" office:value-type="string">
            <text:p>#2120</text:p>
          </table:table-cell>
          <table:table-cell/>
          <table:table-cell table:style-name="ce1" office:value-type="string">
            <text:p>next</text:p>
          </table:table-cell>
          <table:table-cell table:style-name="ce11" office:value-type="string">
            <text:p>NULL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7"/>
          <table:table-cell table:style-name="ce6" office:value-type="string">
            <text:p>*p</text:p>
          </table:table-cell>
          <table:table-cell table:style-name="ce6" office:value-type="string">
            <text:p>#211C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14" office:value-type="string">
            <text:p>P</text:p>
          </table:table-cell>
          <table:table-cell table:style-name="ce6" office:value-type="string">
            <text:p>#211C</text:p>
          </table:table-cell>
          <table:table-cell table:style-name="ce17" office:value-type="string">
            <text:p>#211D</text:p>
          </table:table-cell>
          <table:table-cell/>
          <table:table-cell table:style-name="ce17" office:value-type="string">
            <text:p>#211E</text:p>
          </table:table-cell>
          <table:table-cell table:number-columns-repeated="2"/>
          <table:table-cell table:style-name="ce17" office:value-type="string">
            <text:p>#211F</text:p>
          </table:table-cell>
          <table:table-cell table:number-columns-repeated="2"/>
          <table:table-cell table:style-name="ce17" office:value-type="string">
            <text:p>#212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6" office:value-type="string">
            <text:p>*q</text:p>
          </table:table-cell>
          <table:table-cell table:style-name="ce6" office:value-type="string">
            <text:p>NULL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14" office:value-type="string">
            <text:p>q</text:p>
          </table:table-cell>
          <table:table-cell table:style-name="ce6" office:value-type="string">
            <text:p>NULL</text:p>
          </table:table-cell>
          <table:table-cell table:number-columns-repeated="12"/>
        </table:table-row>
        <table:table-row table:style-name="ro2">
          <table:table-cell table:number-columns-repeated="11"/>
          <table:table-cell table:style-name="ce6" office:value-type="string">
            <text:p>#211C</text:p>
          </table:table-cell>
          <table:table-cell/>
          <table:table-cell table:style-name="ce17" office:value-type="string">
            <text:p>#211D</text:p>
          </table:table-cell>
          <table:table-cell table:number-columns-repeated="2"/>
          <table:table-cell table:style-name="ce17" office:value-type="string">
            <text:p>#211E</text:p>
          </table:table-cell>
          <table:table-cell table:number-columns-repeated="2"/>
          <table:table-cell table:style-name="ce17" office:value-type="string">
            <text:p>#211F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9"/>
          <table:table-cell table:number-columns-repeated="14"/>
        </table:table-row>
        <table:table-row table:style-name="ro2">
          <table:table-cell table:number-columns-repeated="8"/>
          <table:table-cell table:style-name="ce1"/>
          <table:table-cell table:number-columns-repeated="14"/>
        </table:table-row>
        <table:table-row table:style-name="ro1">
          <table:table-cell table:number-columns-repeated="10"/>
          <table:table-cell table:style-name="ce15" office:value-type="string">
            <text:p>Posi = 0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1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2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3</text:p>
          </table:table-cell>
          <table:table-cell table:style-name="ce15" office:value-type="string">
            <text:p>Posi + 1</text:p>
          </table:table-cell>
          <table:table-cell/>
          <table:table-cell table:style-name="ce15" office:value-type="string">
            <text:p>Posi = 4</text:p>
          </table:table-cell>
        </table:table-row>
        <table:table-row table:style-name="ro2">
          <table:table-cell table:number-columns-repeated="18"/>
          <table:table-cell table:style-name="ce11" office:value-type="string">
            <text:p>x</text:p>
          </table:table-cell>
          <table:table-cell table:style-name="ce11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table:style-name="ce15" office:value-type="string">
            <text:p>Posi ≡ Pos?</text:p>
          </table:table-cell>
          <table:table-cell table:number-columns-repeated="2"/>
          <table:table-cell table:style-name="ce15" office:value-type="string">
            <text:p>Posi ≡ Pos?</text:p>
          </table:table-cell>
          <table:table-cell table:number-columns-repeated="2"/>
          <table:table-cell table:style-name="ce15" office:value-type="string">
            <text:p>Posi ≡ Pos?</text:p>
          </table:table-cell>
          <table:table-cell table:number-columns-repeated="2"/>
          <table:table-cell table:style-name="ce15" office:value-type="string">
            <text:p>Posi ≡ Pos?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3" table:number-columns-repeated="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19"/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"Franco Etcheverri",</text:p>
          </table:table-cell>
          <table:table-cell table:style-name="ce25"/>
          <table:table-cell table:number-columns-repeated="3"/>
          <table:table-cell table:style-name="ce34" office:value-type="string">
            <text:p>Si OK → Array de OK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26">
            <text:p>26</text:p>
          </table:table-cell>
          <table:table-cell table:style-name="ce26"/>
          <table:table-cell/>
          <table:table-cell table:style-name="ce26" office:value-type="string">
            <text:p>Comparo&gt;1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7" office:value-type="string">
            <text:p>number: </text:p>
          </table:table-cell>
          <table:table-cell table:style-name="ce29" office:value-type="float" office:value="1">
            <text:p>1</text:p>
          </table:table-cell>
          <table:table-cell/>
          <table:table-cell table:style-name="ce22" office:value-type="string">
            <text:p>guarda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3"/>
          <table:table-cell table:style-name="ce28" office:value-type="string">
            <text:p>event: </text:p>
          </table:table-cell>
          <table:table-cell table:style-name="ce30" office:value-type="string">
            <text:p>"Tomorrowland"</text:p>
          </table:table-cell>
          <table:table-cell/>
          <table:table-cell table:style-name="ce23" office:value-type="string">
            <text:p>Comparo === "Tomorrowland"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"Toni Tralice"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30">
            <text:p>30</text:p>
          </table:table-cell>
          <table:table-cell table:style-name="ce26"/>
          <table:table-cell table:number-columns-repeated="4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9" office:value-type="string">
            <text:p>number: </text:p>
          </table:table-cell>
          <table:table-cell table:style-name="ce29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3"/>
          <table:table-cell table:style-name="ce30" office:value-type="string">
            <text:p>event: </text:p>
          </table:table-cell>
          <table:table-cell table:style-name="ce30" office:value-type="string">
            <text:p>"Tomorrowland"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"Agus Amani"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26">
            <text:p>26</text:p>
          </table:table-cell>
          <table:table-cell table:style-name="ce26"/>
          <table:table-cell table:number-columns-repeated="4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9" office:value-type="string">
            <text:p>number: </text:p>
          </table:table-cell>
          <table:table-cell table:style-name="ce29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3"/>
          <table:table-cell table:style-name="ce30" office:value-type="string">
            <text:p>event: </text:p>
          </table:table-cell>
          <table:table-cell table:style-name="ce30" office:value-type="string">
            <text:p>"Tomorrowland"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"Leo Maglia"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40">
            <text:p>40</text:p>
          </table:table-cell>
          <table:table-cell table:style-name="ce26"/>
          <table:table-cell table:number-columns-repeated="4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9" office:value-type="string">
            <text:p>number: </text:p>
          </table:table-cell>
          <table:table-cell table:style-name="ce29" office:value-type="float" office:value="3">
            <text:p>3</text:p>
          </table:table-cell>
          <table:table-cell table:style-name="ce33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23"/>
          <table:table-cell table:style-name="ce30" office:value-type="string">
            <text:p>event: </text:p>
          </table:table-cell>
          <table:table-cell table:style-name="ce30" office:value-type="string">
            <text:p>"Recital Queen"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"Bart Simpson"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10">
            <text:p>10</text:p>
          </table:table-cell>
          <table:table-cell table:style-name="ce26"/>
          <table:table-cell table:number-columns-repeated="4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9" office:value-type="string">
            <text:p>number: </text:p>
          </table:table-cell>
          <table:table-cell table:style-name="ce29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3"/>
          <table:table-cell table:style-name="ce30" office:value-type="string">
            <text:p>event: </text:p>
          </table:table-cell>
          <table:table-cell table:style-name="ce30" office:value-type="string">
            <text:p>"Tomorrowland”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"Cosme Fulanito"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10">
            <text:p>10</text:p>
          </table:table-cell>
          <table:table-cell table:style-name="ce26"/>
          <table:table-cell table:number-columns-repeated="4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9" office:value-type="string">
            <text:p>number: </text:p>
          </table:table-cell>
          <table:table-cell table:style-name="ce29"/>
          <table:table-cell table:number-columns-repeated="4"/>
        </table:table-row>
        <table:table-row table:style-name="ro2">
          <table:table-cell table:number-columns-repeated="3"/>
          <table:table-cell table:style-name="ce23"/>
          <table:table-cell table:style-name="ce30" office:value-type="string">
            <text:p>event: </text:p>
          </table:table-cell>
          <table:table-cell table:style-name="ce31" office:value-type="string">
            <text:p>"Tomorrowland”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3"/>
          <table:table-cell table:style-name="ce20" office:value-type="string">
            <text:p>fullname: </text:p>
          </table:table-cell>
          <table:table-cell table:style-name="ce25" office:value-type="string">
            <text:p>“Leo Messi"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3"/>
          <table:table-cell table:style-name="ce21" office:value-type="string">
            <text:p><text:s/>age:</text:p>
          </table:table-cell>
          <table:table-cell table:style-name="ce26" office:value-type="float" office:value="33">
            <text:p>33</text:p>
          </table:table-cell>
          <table:table-cell table:style-name="ce26"/>
          <table:table-cell table:number-columns-repeated="4"/>
        </table:table-row>
        <table:table-row table:style-name="ro2">
          <table:table-cell table:number-columns-repeated="3"/>
          <table:table-cell table:style-name="ce20" office:value-type="string">
            <text:p>ticket: {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29" office:value-type="string">
            <text:p>number: </text:p>
          </table:table-cell>
          <table:table-cell table:style-name="ce29"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3"/>
          <table:table-cell table:style-name="ce30" office:value-type="string">
            <text:p>event: </text:p>
          </table:table-cell>
          <table:table-cell table:style-name="ce32" office:value-type="string">
            <text:p>"Tomorrowland”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office:value-type="string">
            <text:p>}</text:p>
          </table:table-cell>
          <table:table-cell table:style-name="ce25" table:number-columns-repeated="2"/>
          <table:table-cell table:number-columns-repeated="4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oja3" table:style-name="ta1" table:print="false">
        <table:table-column table:style-name="co2" table:number-columns-repeated="19" table:default-cell-style-name="Default"/>
        <table:table-row table:style-name="ro1" table:number-rows-repeated="8">
          <table:table-cell table:number-columns-repeated="19"/>
        </table:table-row>
        <table:table-row table:style-name="ro2">
          <table:table-cell table:number-columns-repeated="3"/>
          <table:table-cell table:style-name="ce37" office:value-type="string" table:number-columns-spanned="1" table:number-rows-spanned="3">
            <text:p>nodo</text:p>
          </table:table-cell>
          <table:table-cell table:style-name="ce35" office:value-type="string">
            <text:p>info</text:p>
          </table:table-cell>
          <table:table-cell table:style-name="ce40"/>
          <table:table-cell table:number-columns-repeated="13"/>
        </table:table-row>
        <table:table-row table:style-name="ro2">
          <table:table-cell table:number-columns-repeated="3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number-columns-repeated="13"/>
        </table:table-row>
        <table:table-row table:style-name="ro2">
          <table:table-cell table:number-columns-repeated="3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2"/>
          <table:table-cell table:number-columns-repeated="13"/>
        </table:table-row>
        <table:table-row table:style-name="ro2">
          <table:table-cell table:number-columns-repeated="3"/>
          <table:table-cell table:style-name="ce1" table:number-columns-repeated="2"/>
          <table:table-cell table:style-name="ce13"/>
          <table:table-cell table:number-columns-repeated="13"/>
        </table:table-row>
        <table:table-row table:style-name="ro2">
          <table:table-cell table:number-columns-repeated="3"/>
          <table:table-cell table:style-name="ce2"/>
          <table:table-cell table:style-name="ce1"/>
          <table:table-cell table:style-name="ce11"/>
          <table:table-cell table:number-columns-repeated="13"/>
        </table:table-row>
        <table:table-row table:style-name="ro2">
          <table:table-cell table:number-columns-repeated="3"/>
          <table:table-cell table:style-name="ce37" office:value-type="string" table:number-columns-spanned="1" table:number-rows-spanned="3">
            <text:p>raiz</text:p>
          </table:table-cell>
          <table:table-cell table:style-name="ce35" office:value-type="string">
            <text:p>info</text:p>
          </table:table-cell>
          <table:table-cell table:style-name="ce40"/>
          <table:table-cell table:number-columns-repeated="13"/>
        </table:table-row>
        <table:table-row table:style-name="ro2">
          <table:table-cell table:number-columns-repeated="3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style-name="ce41" office:value-type="string">
            <text:p>menor</text:p>
          </table:table-cell>
          <table:table-cell table:number-columns-repeated="12"/>
        </table:table-row>
        <table:table-row table:style-name="ro2">
          <table:table-cell table:number-columns-repeated="3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style-name="ce42" office:value-type="string">
            <text:p>mayor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4"/>
          <table:table-cell table:style-name="ce37" office:value-type="string" table:number-columns-spanned="1" table:number-rows-spanned="3">
            <text:p>nuevo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7" office:value-type="string" table:number-columns-spanned="1" table:number-rows-spanned="3">
            <text:p>p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a</text:p>
          </table:table-cell>
          <table:table-cell>
            <draw:line table:end-cell-address="Hoja3.H21" table:end-x="2.227cm" table:end-y="0.1cm" draw:z-index="0" draw:style-name="gr5" draw:text-style-name="P1" svg:x1="0.002cm" svg:y1="0.067cm" svg:x2="4.485cm" svg:y2="0.1cm">
              <text:p/>
            </draw:line>
          </table:table-cell>
          <table:table-cell/>
          <table:table-cell table:style-name="ce37" office:value-type="string" table:number-columns-spanned="1" table:number-rows-spanned="3">
            <text:p>q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a</text:p>
          </table:table-cell>
          <table:table-cell table:number-columns-repeated="3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#NNNN</text:p>
          </table:table-cell>
          <table:table-cell table:style-name="ce43" office:value-type="string">
            <text:p>menor</text:p>
          </table:table-cell>
          <table:table-cell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x menor</text:p>
          </table:table-cell>
          <table:table-cell>
            <draw:line table:end-cell-address="Hoja3.N22" table:end-x="2.26cm" table:end-y="0.404cm" draw:z-index="3" draw:style-name="gr5" draw:text-style-name="P1" svg:x1="0.035cm" svg:y1="0.371cm" svg:x2="4.518cm" svg:y2="0.404cm">
              <text:p/>
            </draw:line>
          </table:table-cell>
          <table:table-cell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#NNNN</text:p>
          </table:table-cell>
          <table:table-cell table:style-name="ce44" office:value-type="string">
            <text:p>mayor</text:p>
          </table:table-cell>
          <table:table-cell>
            <draw:line table:end-cell-address="Hoja3.I26" table:end-x="0.165cm" table:end-y="0.33cm" draw:z-index="1" draw:style-name="gr5" draw:text-style-name="P1" svg:x1="0.001cm" svg:y1="0.105cm" svg:x2="2.424cm" svg:y2="1.854cm">
              <text:p/>
            </draw:line>
          </table:table-cell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x mayor</text:p>
            <draw:line table:end-cell-address="Hoja3.O26" table:end-x="0.066cm" table:end-y="0.323cm" draw:z-index="4" draw:style-name="gr5" draw:text-style-name="P1" svg:x1="2.128cm" svg:y1="0.428cm" svg:x2="6.84cm" svg:y2="1.847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6"/>
          <table:table-cell>
            <draw:line table:end-cell-address="Hoja3.H31" table:end-x="2.227cm" table:end-y="0.304cm" draw:z-index="2" draw:style-name="gr5" draw:text-style-name="P1" svg:x1="2.161cm" svg:y1="0.085cm" svg:x2="4.485cm" svg:y2="3.803cm">
              <text:p/>
            </draw:line>
          </table:table-cell>
          <table:table-cell table:number-columns-repeated="12"/>
        </table:table-row>
        <table:table-row table:style-name="ro2">
          <table:table-cell table:number-columns-repeated="14"/>
          <table:table-cell table:style-name="ce37" office:value-type="string" table:number-columns-spanned="1" table:number-rows-spanned="3">
            <text:p>nuevo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7" office:value-type="string" table:number-columns-spanned="1" table:number-rows-spanned="3">
            <text:p>p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a</text:p>
          </table:table-cell>
          <table:table-cell table:number-columns-repeated="3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8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number-columns-repeated="3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8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33"/>
          <table:table-cell table:number-columns-repeated="5"/>
        </table:table-row>
        <table:table-row table:style-name="ro2">
          <table:table-cell table:number-columns-repeated="8"/>
          <table:table-cell table:style-name="ce37" office:value-type="string" table:number-columns-spanned="1" table:number-rows-spanned="3">
            <text:p>p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a</text:p>
          </table:table-cell>
          <table:table-cell table:number-columns-repeated="8"/>
        </table:table-row>
        <table:table-row table:style-name="ro2">
          <table:table-cell table:number-columns-repeated="8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number-columns-repeated="8"/>
        </table:table-row>
        <table:table-row table:style-name="ro2">
          <table:table-cell table:number-columns-repeated="8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8"/>
          <table:table-cell table:style-name="ce37" office:value-type="string" table:number-columns-spanned="1" table:number-rows-spanned="3">
            <text:p>nuevo</text:p>
          </table:table-cell>
          <table:table-cell table:style-name="ce35" office:value-type="string">
            <text:p>info</text:p>
          </table:table-cell>
          <table:table-cell table:style-name="ce35"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8"/>
          <table:covered-table-cell table:style-name="ce38"/>
          <table:table-cell table:style-name="ce35" office:value-type="string">
            <text:p>izq</text:p>
          </table:table-cell>
          <table:table-cell table:style-name="ce35" office:value-type="string">
            <text:p>NULL</text:p>
          </table:table-cell>
          <table:table-cell table:number-columns-repeated="8"/>
        </table:table-row>
        <table:table-row table:style-name="ro2">
          <table:table-cell table:number-columns-repeated="8"/>
          <table:covered-table-cell table:style-name="ce39"/>
          <table:table-cell table:style-name="ce35" office:value-type="string">
            <text:p>der</text:p>
          </table:table-cell>
          <table:table-cell table:style-name="ce35" office:value-type="string">
            <text:p>NULL</text:p>
          </table:table-cell>
          <table:table-cell table:number-columns-repeated="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0"/>
          <table:table-cell table:style-name="ce37" office:value-type="string" table:number-columns-spanned="1" table:number-rows-spanned="3">
            <text:p>raiz</text:p>
          </table:table-cell>
          <table:table-cell table:number-columns-repeated="8"/>
        </table:table-row>
        <table:table-row table:style-name="ro1">
          <table:table-cell table:number-columns-repeated="10"/>
          <table:covered-table-cell table:style-name="ce38"/>
          <table:table-cell table:number-columns-repeated="8"/>
        </table:table-row>
        <table:table-row table:style-name="ro1">
          <table:table-cell table:number-columns-repeated="10"/>
          <table:covered-table-cell table:style-name="ce39"/>
          <table:table-cell table:number-columns-repeated="8"/>
        </table:table-row>
        <table:table-row table:style-name="ro2">
          <table:table-cell table:number-columns-repeated="10"/>
          <table:table-cell table:style-name="ce35" office:value-type="string">
            <text:p>info</text:p>
          </table:table-cell>
          <table:table-cell table:number-columns-repeated="8"/>
        </table:table-row>
        <table:table-row table:style-name="ro2">
          <table:table-cell table:number-columns-repeated="10"/>
          <table:table-cell table:style-name="ce35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35" office:value-type="string">
            <text:p>NULL</text:p>
          </table:table-cell>
          <table:table-cell/>
          <table:table-cell table:style-name="ce35" office:value-type="string">
            <text:p>NULL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7"/>
          <table:table-cell table:style-name="ce35" office:value-type="string">
            <text:p>#0001</text:p>
          </table:table-cell>
          <table:table-cell table:style-name="ce35" office:value-type="string">
            <text:p>info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33"/>
          <table:table-cell/>
          <table:table-cell table:style-name="ce36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 table:number-columns-repeated="9"/>
        </table:table-row>
        <table:table-row table:style-name="ro2">
          <table:table-cell table:number-columns-repeated="3"/>
          <table:table-cell>
            <draw:line table:end-cell-address="Hoja3.H60" table:end-x="0.112cm" table:end-y="0.416cm" draw:z-index="5" draw:style-name="gr5" draw:text-style-name="P1" svg:x1="9.144cm" svg:y1="0.501cm" svg:x2="1.296cm" svg:y2="1.855cm">
              <text:p/>
            </draw:line>
          </table:table-cell>
          <table:table-cell table:number-columns-repeated="3"/>
          <table:table-cell table:style-name="ce35" office:value-type="string">
            <text:p>#0002</text:p>
          </table:table-cell>
          <table:table-cell/>
          <table:table-cell table:style-name="ce35" office:value-type="string">
            <text:p>#0003</text:p>
          </table:table-cell>
          <table:table-cell table:number-columns-repeated="9"/>
        </table:table-row>
        <table:table-row table:style-name="ro1">
          <table:table-cell table:number-columns-repeated="9"/>
          <table:table-cell>
            <draw:line table:end-cell-address="Hoja3.M60" table:end-x="2.222cm" table:end-y="0.452cm" draw:z-index="6" draw:style-name="gr5" draw:text-style-name="P1" svg:x1="2.036cm" svg:y1="0.075cm" svg:x2="8.996cm" svg:y2="1.355cm">
              <text:p/>
            </draw:line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35" office:value-type="string">
            <text:p>#0002</text:p>
          </table:table-cell>
          <table:table-cell table:style-name="ce35" office:value-type="string">
            <text:p>info</text:p>
          </table:table-cell>
          <table:table-cell table:number-columns-repeated="8"/>
          <table:table-cell table:style-name="ce35" office:value-type="string">
            <text:p>#0003</text:p>
          </table:table-cell>
          <table:table-cell table:style-name="ce35" office:value-type="string">
            <text:p>info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6" office:value-type="float" office:value="5">
            <text:p>5</text:p>
          </table:table-cell>
          <table:table-cell table:number-columns-repeated="9"/>
          <table:table-cell table:style-name="ce36" office:value-type="float" office:value="15">
            <text:p>15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 table:number-columns-repeated="7"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5" office:value-type="string">
            <text:p>#0004</text:p>
          </table:table-cell>
          <table:table-cell/>
          <table:table-cell table:style-name="ce35" office:value-type="string">
            <text:p>#0005</text:p>
          </table:table-cell>
          <table:table-cell table:number-columns-repeated="7"/>
          <table:table-cell table:style-name="ce35" office:value-type="string">
            <text:p>#0006</text:p>
          </table:table-cell>
          <table:table-cell/>
          <table:table-cell table:style-name="ce45" office:value-type="string">
            <text:p>#0007</text:p>
          </table:table-cell>
          <table:table-cell table:number-columns-repeated="3"/>
        </table:table-row>
        <table:table-row table:style-name="ro1">
          <table:table-cell>
            <draw:line table:end-cell-address="Hoja3.D68" table:end-x="0.185cm" table:end-y="0.306cm" draw:z-index="7" draw:style-name="gr5" draw:text-style-name="P1" svg:x1="6.959cm" svg:y1="0.015cm" svg:x2="1.296cm" svg:y2="1.661cm">
              <text:p/>
            </draw:line>
          </table:table-cell>
          <table:table-cell table:number-columns-repeated="4"/>
          <table:table-cell>
            <draw:line table:end-cell-address="Hoja3.G69" table:end-x="1.333cm" table:end-y="0.074cm" draw:z-index="8" draw:style-name="gr5" draw:text-style-name="P1" svg:x1="0.778cm" svg:y1="0.015cm" svg:x2="3.591cm" svg:y2="1.881cm">
              <text:p/>
            </draw:line>
          </table:table-cell>
          <table:table-cell table:number-columns-repeated="4"/>
          <table:table-cell>
            <draw:line table:end-cell-address="Hoja3.N68" table:end-x="0.038cm" table:end-y="0.343cm" draw:z-index="10" draw:style-name="gr5" draw:text-style-name="P1" svg:x1="6.812cm" svg:y1="0.125cm" svg:x2="0.778cm" svg:y2="1.698cm">
              <text:p/>
            </draw:line>
          </table:table-cell>
          <table:table-cell table:number-columns-repeated="4"/>
          <table:table-cell>
            <draw:line table:end-cell-address="Hoja3.P68" table:end-x="2.222cm" table:end-y="0.453cm" draw:z-index="9" draw:style-name="gr5" draw:text-style-name="P1" svg:x1="0.889cm" svg:y1="0.052cm" svg:x2="2.222cm" svg:y2="1.808c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3"/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style-name="ce35" office:value-type="string">
            <text:p>#0004</text:p>
          </table:table-cell>
          <table:table-cell table:style-name="ce35" office:value-type="string">
            <text:p>info</text:p>
          </table:table-cell>
          <table:table-cell table:number-columns-repeated="4"/>
          <table:table-cell table:style-name="ce35" office:value-type="string">
            <text:p>#0005</text:p>
          </table:table-cell>
          <table:table-cell table:style-name="ce35" office:value-type="string">
            <text:p>info</text:p>
          </table:table-cell>
          <table:table-cell table:number-columns-repeated="2"/>
          <table:table-cell table:style-name="ce35" office:value-type="string">
            <text:p>#0006</text:p>
          </table:table-cell>
          <table:table-cell table:style-name="ce35" office:value-type="string">
            <text:p>info</text:p>
          </table:table-cell>
          <table:table-cell table:number-columns-repeated="4"/>
          <table:table-cell table:style-name="ce35" office:value-type="string">
            <text:p>#0007</text:p>
          </table:table-cell>
          <table:table-cell table:style-name="ce35" office:value-type="string">
            <text:p>info</text:p>
          </table:table-cell>
          <table:table-cell/>
        </table:table-row>
        <table:table-row table:style-name="ro2">
          <table:table-cell/>
          <table:table-cell table:style-name="ce36" office:value-type="float" office:value="13">
            <text:p>13</text:p>
          </table:table-cell>
          <table:table-cell table:number-columns-repeated="5"/>
          <table:table-cell table:style-name="ce36" office:value-type="float" office:value="18">
            <text:p>18</text:p>
          </table:table-cell>
          <table:table-cell table:number-columns-repeated="3"/>
          <table:table-cell table:style-name="ce36" office:value-type="float" office:value="3">
            <text:p>3</text:p>
          </table:table-cell>
          <table:table-cell table:number-columns-repeated="5"/>
          <table:table-cell table:style-name="ce36" office:value-type="float" office:value="20">
            <text:p>20</text:p>
          </table:table-cell>
          <table:table-cell/>
        </table:table-row>
        <table:table-row table:style-name="ro2"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 table:number-columns-repeated="3"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  <table:table-cell table:number-columns-repeated="3"/>
          <table:table-cell table:style-name="ce35" office:value-type="string">
            <text:p>izq</text:p>
          </table:table-cell>
          <table:table-cell/>
          <table:table-cell table:style-name="ce35" office:value-type="string">
            <text:p>der</text:p>
          </table:table-cell>
        </table:table-row>
        <table:table-row table:style-name="ro2">
          <table:table-cell table:style-name="ce35" office:value-type="string">
            <text:p>#0003</text:p>
          </table:table-cell>
          <table:table-cell/>
          <table:table-cell table:style-name="ce35" office:value-type="string">
            <text:p>NULL</text:p>
          </table:table-cell>
          <table:table-cell table:number-columns-repeated="3"/>
          <table:table-cell table:style-name="ce35" office:value-type="string">
            <text:p>NULL</text:p>
          </table:table-cell>
          <table:table-cell/>
          <table:table-cell table:style-name="ce35" office:value-type="string">
            <text:p>NULL</text:p>
          </table:table-cell>
          <table:table-cell/>
          <table:table-cell table:style-name="ce35" office:value-type="string">
            <text:p>#0003</text:p>
          </table:table-cell>
          <table:table-cell/>
          <table:table-cell table:style-name="ce35" office:value-type="string">
            <text:p>NULL</text:p>
          </table:table-cell>
          <table:table-cell table:number-columns-repeated="3"/>
          <table:table-cell table:style-name="ce35" office:value-type="string">
            <text:p>NULL</text:p>
          </table:table-cell>
          <table:table-cell/>
          <table:table-cell table:style-name="ce35" office:value-type="string">
            <text:p>NULL</text:p>
          </table:table-cell>
        </table:table-row>
        <table:table-row table:style-name="ro1">
          <table:table-cell table:number-columns-repeated="14"/>
          <table:table-cell table:style-name="ce33"/>
          <table:table-cell table:number-columns-repeated="4"/>
        </table:table-row>
        <table:table-row table:style-name="ro1" table:number-rows-repeated="5"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>
            <text:p>pila</text:p>
          </table:table-cell>
          <table:table-cell table:style-name="ce2" office:value-type="string">
            <text:p>#0004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2"/>
          <table:table-cell table:style-name="ce2" office:value-type="string">
            <text:p>#0002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2"/>
          <table:table-cell table:style-name="ce2" office:value-type="string">
            <text:p>#0001</text:p>
          </table:table-cell>
          <table:table-cell table:number-columns-repeated="12"/>
        </table:table-row>
      </table:table>
      <table:table table:name="Hoja4" table:style-name="ta1" table:print="false">
        <table:table-column table:style-name="co2" table:default-cell-style-name="Default"/>
        <table:table-column table:style-name="co11" table:number-columns-repeated="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1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longuitud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4"/>
          <table:table-cell table:number-columns-repeated="7"/>
        </table:table-row>
        <table:table-row table:style-name="ro2">
          <table:table-cell/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48" table:number-columns-repeated="6"/>
          <table:table-cell table:number-columns-repeated="2"/>
          <table:table-cell table:style-name="ce2" office:value-type="string">
            <text:p>first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2" table:number-columns-repeated="2"/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string">
            <text:p>last</text:p>
          </table:table-cell>
          <table:table-cell table:style-name="ce12" table:formula="of:=[.U3]-1" office:value-type="float" office:value="9">
            <text:p>9</text:p>
          </table:table-cell>
          <table:table-cell table:style-name="ce12" table:formula="of:=[.U6]-1" office:value-type="float" office:value="4">
            <text:p>4</text:p>
          </table:table-cell>
          <table:table-cell table:style-name="ce12" table:formula="of:=[.V6]-1" office:value-type="float" office:value="1">
            <text:p>1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>
            <text:p>first</text:p>
          </table:table-cell>
          <table:table-cell table:style-name="ce47" office:value-type="string">
            <text:p>last</text:p>
            <draw:line table:end-cell-address="Hoja4.C10" table:end-x="0.437cm" table:end-y="0.31cm" draw:z-index="1" draw:style-name="gr6" draw:text-style-name="P1" svg:x1="0.437cm" svg:y1="0.113cm" svg:x2="0.437cm" svg:y2="2.201cm">
              <text:p/>
            </draw:line>
          </table:table-cell>
          <table:table-cell table:number-columns-repeated="16"/>
          <table:table-cell office:value-type="string">
            <text:p>middle</text:p>
          </table:table-cell>
          <table:table-cell table:style-name="ce12" table:formula="of:=ROUND(([.U4]+[.U5])/2)" office:value-type="float" office:value="5">
            <text:p>5</text:p>
          </table:table-cell>
          <table:table-cell table:style-name="ce12" table:formula="of:=ROUND(([.V4]+[.V5])/2)" office:value-type="float" office:value="2">
            <text:p>2</text:p>
          </table:table-cell>
          <table:table-cell table:style-name="ce12" table:formula="of:=ROUND(([.W4]+[.W5])/2)" office:value-type="float" office:value="1">
            <text:p>1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number-columns-repeated="19"/>
          <table:table-cell office:value-type="string">
            <text:p>found</text:p>
          </table:table-cell>
          <table:table-cell table:style-name="ce12" office:value-type="string">
            <text:p>false</text:p>
          </table:table-cell>
          <table:table-cell office:value-type="string">
            <text:p>true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3"/>
          <table:table-cell table:number-columns-repeated="25"/>
        </table:table-row>
        <table:table-row table:style-name="ro1">
          <table:table-cell table:number-columns-repeated="5"/>
          <table:table-cell table:style-name="ce33"/>
          <table:table-cell table:number-columns-repeated="26"/>
        </table:table-row>
        <table:table-row table:style-name="ro1">
          <table:table-cell table:number-columns-repeated="32"/>
        </table:table-row>
        <table:table-row table:style-name="ro2">
          <table:table-cell table:number-columns-repeated="2"/>
          <table:table-cell table:style-name="ce2" office:value-type="string">
            <text:p>item</text:p>
          </table:table-cell>
          <table:table-cell table:number-columns-repeated="29"/>
        </table:table-row>
        <table:table-row table:style-name="ro1">
          <table:table-cell table:number-columns-repeated="2"/>
          <table:table-cell>
            <draw:line table:end-cell-address="Hoja4.C17" table:end-x="0.408cm" table:end-y="0.059cm" draw:z-index="0" draw:style-name="gr6" draw:text-style-name="P1" svg:x1="0.408cm" svg:y1="0.23cm" svg:x2="0.408cm" svg:y2="2.318cm">
              <text:p/>
            </draw:line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table:style-name="ce33"/>
          <table:table-cell table:number-columns-repeated="28"/>
        </table:table-row>
        <table:table-row table:style-name="ro1" table:number-rows-repeated="2">
          <table:table-cell table:number-columns-repeated="32"/>
        </table:table-row>
        <table:table-row table:style-name="ro2">
          <table:table-cell table:number-columns-repeated="2"/>
          <table:table-cell table:style-name="ce2" office:value-type="string">
            <text:p>Middle</text:p>
          </table:table-cell>
          <table:table-cell table:number-columns-repeated="29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3"/>
          <table:table-cell table:style-name="ce33"/>
          <table:table-cell table:number-columns-repeated="28"/>
        </table:table-row>
        <table:table-row table:style-name="ro2" table:number-rows-repeated="2">
          <table:table-cell table:number-columns-repeated="32"/>
        </table:table-row>
        <table:table-row table:style-name="ro2">
          <table:table-cell table:number-columns-repeated="2"/>
          <table:table-cell table:style-name="ce33"/>
          <table:table-cell table:number-columns-repeated="29"/>
        </table:table-row>
      </table:table>
      <table:table table:name="Hoja5" table:style-name="ta1" table:print="false">
        <table:table-column table:style-name="co2" table:number-columns-repeated="2" table:default-cell-style-name="Default"/>
        <table:table-column table:style-name="co14" table:default-cell-style-name="ce54"/>
        <table:table-column table:style-name="co2" table:number-columns-repeated="9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[i]</text:p>
          </table:table-cell>
          <table:table-cell table:style-name="ce52" office:value-type="string">
            <text:p>name: </text:p>
          </table:table-cell>
          <table:table-cell office:value-type="string">
            <text:p>"Notebook"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 table:number-columns-spanned="1" table:number-rows-spanned="3">
            <text:p>aux</text:p>
          </table:table-cell>
          <table:table-cell table:style-name="ce52" office:value-type="string">
            <text:p>name: </text:p>
          </table:table-cell>
          <table:table-cell table:style-name="ce54" office:value-type="string">
            <text:p>"Notebook"</text:p>
          </table:table-cell>
          <table:table-cell/>
          <table:table-cell table:style-name="ce49" office:value-type="string" table:number-columns-spanned="1" table:number-rows-spanned="3">
            <text:p>objeto[i+1]</text:p>
          </table:table-cell>
          <table:table-cell table:style-name="ce52" office:value-type="string">
            <text:p>name: </text:p>
          </table:table-cell>
          <table:table-cell table:style-name="ce54" office:value-type="string">
            <text:p>"Notebook"</text:p>
          </table:table-cell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1200">
            <text:p>1200</text:p>
          </table:table-cell>
          <table:table-cell/>
          <table:table-cell>
            <draw:line table:end-cell-address="Hoja5.F5" table:end-x="0.464cm" table:end-y="0.237cm" draw:z-index="0" draw:style-name="gr7" draw:text-style-name="P1" svg:x1="0.024cm" svg:y1="0.237cm" svg:x2="2.722cm" svg:y2="0.208cm">
              <text:p/>
            </draw:line>
          </table:table-cell>
          <table:covered-table-cell table:style-name="ce50"/>
          <table:table-cell table:style-name="ce53" office:value-type="string">
            <text:p>   price: </text:p>
          </table:table-cell>
          <table:table-cell table:style-name="ce54" office:value-type="float" office:value="1200">
            <text:p>1200</text:p>
            <draw:line table:end-cell-address="Hoja5.J5" table:end-x="0.435cm" table:end-y="0.211cm" draw:z-index="2" draw:style-name="gr7" draw:text-style-name="P1" svg:x1="2.253cm" svg:y1="0.211cm" svg:x2="4.951cm" svg:y2="0.182cm">
              <text:p/>
            </draw:line>
          </table:table-cell>
          <table:table-cell/>
          <table:covered-table-cell table:style-name="ce50"/>
          <table:table-cell table:style-name="ce53" office:value-type="string">
            <text:p>   price: </text:p>
          </table:table-cell>
          <table:table-cell table:style-name="ce54" office:value-type="float" office:value="1200">
            <text:p>1200</text:p>
          </table:table-cell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8">
            <text:p>8</text:p>
          </table:table-cell>
          <table:table-cell table:number-columns-repeated="2"/>
          <table:covered-table-cell table:style-name="ce51"/>
          <table:table-cell table:style-name="ce53" office:value-type="string">
            <text:p> review: </text:p>
          </table:table-cell>
          <table:table-cell table:style-name="ce54" office:value-type="float" office:value="8">
            <text:p>8</text:p>
          </table:table-cell>
          <table:table-cell/>
          <table:covered-table-cell table:style-name="ce51"/>
          <table:table-cell table:style-name="ce53" office:value-type="string">
            <text:p> review: </text:p>
          </table:table-cell>
          <table:table-cell table:style-name="ce54" office:value-type="float" office:value="8">
            <text:p>8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[i+1]</text:p>
          </table:table-cell>
          <table:table-cell table:style-name="ce52" office:value-type="string">
            <text:p>name: </text:p>
          </table:table-cell>
          <table:table-cell office:value-type="string">
            <text:p>"Smartphone"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9" office:value-type="string" table:number-columns-spanned="1" table:number-rows-spanned="3">
            <text:p>objeto[i]</text:p>
          </table:table-cell>
          <table:table-cell table:style-name="ce52" office:value-type="string">
            <text:p>name: </text:p>
          </table:table-cell>
          <table:table-cell table:style-name="ce54" office:value-type="string">
            <text:p>"Smartphone"</text:p>
          </table:table-cell>
          <table:table-cell table:number-columns-repeated="4"/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300">
            <text:p>300</text:p>
          </table:table-cell>
          <table:table-cell>
            <draw:line table:end-cell-address="Hoja5.F10" table:end-x="0.406cm" table:end-y="0.08cm" draw:z-index="1" draw:style-name="gr7" draw:text-style-name="P1" svg:x1="2.224cm" svg:y1="0.08cm" svg:x2="4.922cm" svg:y2="0.051cm">
              <text:p/>
            </draw:line>
          </table:table-cell>
          <table:table-cell/>
          <table:covered-table-cell table:style-name="ce50"/>
          <table:table-cell table:style-name="ce53" office:value-type="string">
            <text:p>   price: </text:p>
          </table:table-cell>
          <table:table-cell table:style-name="ce54" office:value-type="float" office:value="300">
            <text:p>300</text:p>
          </table:table-cell>
          <table:table-cell table:number-columns-repeated="4"/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9">
            <text:p>9</text:p>
          </table:table-cell>
          <table:table-cell table:number-columns-repeated="2"/>
          <table:covered-table-cell table:style-name="ce51"/>
          <table:table-cell table:style-name="ce53" office:value-type="string">
            <text:p> review: </text:p>
          </table:table-cell>
          <table:table-cell table:style-name="ce54" office:value-type="float" office:value="9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</text:p>
          </table:table-cell>
          <table:table-cell table:style-name="ce52" office:value-type="string">
            <text:p>name: </text:p>
          </table:table-cell>
          <table:table-cell office:value-type="string">
            <text:p>“TV"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800">
            <text:p>800</text:p>
          </table:table-cell>
          <table:table-cell table:number-columns-repeated="9"/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</text:p>
          </table:table-cell>
          <table:table-cell table:style-name="ce52" office:value-type="string">
            <text:p>name: </text:p>
          </table:table-cell>
          <table:table-cell office:value-type="string">
            <text:p>"PS5"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1200">
            <text:p>1200</text:p>
          </table:table-cell>
          <table:table-cell table:number-columns-repeated="9"/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 table:number-rows-repeated="8">
          <table:table-cell table:number-columns-repeated="2"/>
          <table:table-cell table:style-name="ce5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</text:p>
          </table:table-cell>
          <table:table-cell table:style-name="ce52" office:value-type="string">
            <text:p>name: </text:p>
          </table:table-cell>
          <table:table-cell office:value-type="string">
            <text:p>"Smartphone"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 table:number-columns-spanned="1" table:number-rows-spanned="3">
            <text:p>aux</text:p>
          </table:table-cell>
          <table:table-cell table:style-name="ce52" office:value-type="string">
            <text:p>name: </text:p>
          </table:table-cell>
          <table:table-cell table:style-name="ce54" office:value-type="string">
            <text:p>"Notebook"</text:p>
          </table:table-cell>
          <table:table-cell/>
          <table:table-cell table:style-name="ce49" office:value-type="string" table:number-columns-spanned="1" table:number-rows-spanned="3">
            <text:p>objeto[i+1]</text:p>
          </table:table-cell>
          <table:table-cell table:style-name="ce52" office:value-type="string">
            <text:p>name: </text:p>
          </table:table-cell>
          <table:table-cell table:style-name="ce54" office:value-type="string">
            <text:p>"Notebook"</text:p>
          </table:table-cell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300">
            <text:p>300</text:p>
          </table:table-cell>
          <table:table-cell/>
          <table:table-cell>
            <draw:line table:end-cell-address="Hoja5.F33" table:end-x="0.464cm" table:end-y="0.239cm" draw:z-index="3" draw:style-name="gr7" draw:text-style-name="P1" svg:x1="0.025cm" svg:y1="0.239cm" svg:x2="2.722cm" svg:y2="0.21cm">
              <text:p/>
            </draw:line>
          </table:table-cell>
          <table:covered-table-cell table:style-name="ce50"/>
          <table:table-cell table:style-name="ce53" office:value-type="string">
            <text:p>   price: </text:p>
          </table:table-cell>
          <table:table-cell table:style-name="ce54" office:value-type="float" office:value="1200">
            <text:p>1200</text:p>
            <draw:line table:end-cell-address="Hoja5.J33" table:end-x="0.436cm" table:end-y="0.213cm" draw:z-index="5" draw:style-name="gr7" draw:text-style-name="P1" svg:x1="2.254cm" svg:y1="0.213cm" svg:x2="4.952cm" svg:y2="0.183cm">
              <text:p/>
            </draw:line>
          </table:table-cell>
          <table:table-cell/>
          <table:covered-table-cell table:style-name="ce50"/>
          <table:table-cell table:style-name="ce53" office:value-type="string">
            <text:p>   price: </text:p>
          </table:table-cell>
          <table:table-cell table:style-name="ce54" office:value-type="float" office:value="1200">
            <text:p>1200</text:p>
          </table:table-cell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9">
            <text:p>9</text:p>
          </table:table-cell>
          <table:table-cell table:number-columns-repeated="2"/>
          <table:covered-table-cell table:style-name="ce51"/>
          <table:table-cell table:style-name="ce53" office:value-type="string">
            <text:p> review: </text:p>
          </table:table-cell>
          <table:table-cell table:style-name="ce54" office:value-type="float" office:value="8">
            <text:p>8</text:p>
          </table:table-cell>
          <table:table-cell/>
          <table:covered-table-cell table:style-name="ce51"/>
          <table:table-cell table:style-name="ce53" office:value-type="string">
            <text:p> review: </text:p>
          </table:table-cell>
          <table:table-cell table:style-name="ce54" office:value-type="float" office:value="8">
            <text:p>8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</text:p>
          </table:table-cell>
          <table:table-cell table:style-name="ce52" office:value-type="string">
            <text:p>name: </text:p>
          </table:table-cell>
          <table:table-cell office:value-type="string">
            <text:p>“TV"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9" office:value-type="string" table:number-columns-spanned="1" table:number-rows-spanned="3">
            <text:p>objeto[i]</text:p>
          </table:table-cell>
          <table:table-cell table:style-name="ce52" office:value-type="string">
            <text:p>name: </text:p>
          </table:table-cell>
          <table:table-cell table:style-name="ce54" office:value-type="string">
            <text:p>"Smartphone"</text:p>
          </table:table-cell>
          <table:table-cell table:number-columns-repeated="4"/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800">
            <text:p>800</text:p>
          </table:table-cell>
          <table:table-cell>
            <draw:line table:end-cell-address="Hoja5.F38" table:end-x="0.406cm" table:end-y="0.081cm" draw:z-index="4" draw:style-name="gr7" draw:text-style-name="P1" svg:x1="2.225cm" svg:y1="0.081cm" svg:x2="4.922cm" svg:y2="0.051cm">
              <text:p/>
            </draw:line>
          </table:table-cell>
          <table:table-cell/>
          <table:covered-table-cell table:style-name="ce50"/>
          <table:table-cell table:style-name="ce53" office:value-type="string">
            <text:p>   price: </text:p>
          </table:table-cell>
          <table:table-cell table:style-name="ce54" office:value-type="float" office:value="300">
            <text:p>300</text:p>
          </table:table-cell>
          <table:table-cell table:number-columns-repeated="4"/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1">
            <text:p>1</text:p>
          </table:table-cell>
          <table:table-cell table:number-columns-repeated="2"/>
          <table:covered-table-cell table:style-name="ce51"/>
          <table:table-cell table:style-name="ce53" office:value-type="string">
            <text:p> review: </text:p>
          </table:table-cell>
          <table:table-cell table:style-name="ce54" office:value-type="float" office:value="9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</text:p>
          </table:table-cell>
          <table:table-cell table:style-name="ce52" office:value-type="string">
            <text:p>name: </text:p>
          </table:table-cell>
          <table:table-cell office:value-type="string">
            <text:p>"Notebook"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1200">
            <text:p>1200</text:p>
          </table:table-cell>
          <table:table-cell table:number-columns-repeated="9"/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49" office:value-type="string" table:number-columns-spanned="1" table:number-rows-spanned="3">
            <text:p>objeto</text:p>
          </table:table-cell>
          <table:table-cell table:style-name="ce52" office:value-type="string">
            <text:p>name: </text:p>
          </table:table-cell>
          <table:table-cell office:value-type="string">
            <text:p>"PS5"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covered-table-cell table:style-name="ce50"/>
          <table:table-cell table:style-name="ce53" office:value-type="string">
            <text:p>   price: </text:p>
          </table:table-cell>
          <table:table-cell office:value-type="float" office:value="1200">
            <text:p>1200</text:p>
          </table:table-cell>
          <table:table-cell table:number-columns-repeated="9"/>
        </table:table-row>
        <table:table-row table:style-name="ro1">
          <table:covered-table-cell table:style-name="ce51"/>
          <table:table-cell table:style-name="ce53" office:value-type="string">
            <text:p> review: </text:p>
          </table:table-cell>
          <table:table-cell office:value-type="float" office:value="7">
            <text:p>7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7/01/2021</text:date>, <text:time>19:1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6:12:32.533000000</meta:creation-date>
    <dc:date>2021-01-07T19:17:33.53</dc:date>
    <meta:editing-duration>P2DT11H40M47S</meta:editing-duration>
    <meta:editing-cycles>13</meta:editing-cycles>
    <meta:generator>OpenOffice/4.1.5$Win32 OpenOffice.org_project/415m1$Build-9789</meta:generator>
    <dc:creator>Segio Valdivia</dc:creator>
    <meta:document-statistic meta:table-count="5" meta:cell-count="584" meta:object-count="86"/>
  </office:meta>
</office:document-meta>
</file>